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452000002DCD3B5A59E.png"/>
  <manifest:file-entry manifest:media-type="image/png" manifest:full-path="Pictures/10000201000004760000037EB4E3D8E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872cm" svg:x="1.187cm" svg:y="7.606cm">
          <draw:image xlink:href="Pictures/10000201000004760000037EB4E3D8EF.png" xlink:type="simple" xlink:show="embed" xlink:actuate="onLoad">
            <text:p/>
          </draw:image>
        </draw:frame>
        <draw:frame draw:style-name="gr1" draw:text-style-name="P1" draw:layer="layout" svg:width="7.378cm" svg:height="4.8cm" svg:x="4.022cm" svg:y="8.3cm">
          <draw:image xlink:href="Pictures/1000020100000452000002DCD3B5A5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Congiu</meta:initial-creator>
    <meta:creation-date>2015-03-20T14:25:26</meta:creation-date>
    <dc:date>2015-03-20T14:34:39</dc:date>
    <dc:creator>Giuseppe Congiu</dc:creator>
    <meta:editing-duration>PT4M16S</meta:editing-duration>
    <meta:editing-cycles>2</meta:editing-cycles>
    <meta:generator>OpenOffice/4.0.1$Unix OpenOffice.org_project/401m5$Build-9714</meta:generator>
    <meta:document-statistic meta:object-count="2"/>
  </office:meta>
</office:document-meta>
</file>